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Unicode MS1" svg:font-family="'Arial Unicode M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kumentation zur Javascript Architektur</text:h>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Dokumentation zur Javascript Architektur<text:tab/>1</text:p>
          <text:p text:style-name="P2">1.Generell:<text:tab/>1</text:p>
          <text:p text:style-name="P2">2.grundlegende Einstellungen und Einbindung der php2js Variablen<text:tab/>1</text:p>
          <text:p text:style-name="P2">3.Projektspezifische Substruktur der MVC Architektur<text:tab/>1</text:p>
          <text:p text:style-name="P2">4.Architektur des HTML Editors / Editor Plugins<text:tab/>2</text:p>
          <text:p text:style-name="P2">5.Architektur des Grid Scrollers<text:tab/>2</text:p>
          <text:p text:style-name="P2">6.ExtDesigner<text:tab/>2</text:p>
          <text:p text:style-name="P2">7.„ui“ Subpackage des ExtDesigners<text:tab/>3</text:p>
          <text:p text:style-name="P2">8.Spaltendefinitionen<text:tab/>3</text:p>
          <text:p text:style-name="P2">9.Lokalisierung<text:tab/>3</text:p>
        </text:index-body>
      </text:table-of-content>
      <text:p text:style-name="Text_20_body"/>
      <text:h text:style-name="Heading_20_2" text:outline-level="2">Generell:</text:h>
      <text:p text:style-name="Text_20_body">Die Javascript Architektur des Editors lehnt sich an die ExtJS MVC Architektur an:</text:p>
      <text:p text:style-name="Text_20_body"><text:a xlink:type="simple" xlink:href="http://docs.sencha.com/ext-js/4-0/#!/guide/application_architecture">http://docs.sencha.com/ext-js/4-0/#!/guide/application_architecture</text:a></text:p>
      <text:p text:style-name="Text_20_body">Die Datei „./application/modules/editor/views/scripts/index/index.phtml“ stellt das HTML Grundgerüst für den Editor bereit, und wird im folgenden als „index.phtml“ bezeichnet.</text:p>
      <text:h text:style-name="Heading_20_2" text:outline-level="2">grundlegende Einstellungen und Einbindung der php2js Variablen</text:h>
      <text:p text:style-name="Text_20_body">In der app.js Datei werden zusätzlich zur grundlegenden Anwendungsdefinition der „window.onbeforeunload“ Handler definiert.</text:p>
      <text:p text:style-name="Text_20_body">Weitere globale Einstellungen (z.B. die Ext.Loader Einstellungen) oder Ext Fixes in Form von „Ext.override()“ Aufrufen sind aktuell in einem javascript Block der index.phtml untergebracht.</text:p>
      <text:p text:style-name="Text_20_body">Die index.phtml bildet auch die Schnittstelle zum PHP: hier werden die php2js Variablen eingebunden.</text:p>
      <text:p text:style-name="Text_20_body">Das php2js Data Root Objekt lautet: „Editor.data“.</text:p>
      <text:h text:style-name="Heading_20_2" text:outline-level="2">Projektspezifische Substruktur der MVC Architektur</text:h>
      <text:p text:style-name="Text_20_body">Die Oberfläche und damit der „view“ Bereich des Editors gliedert sich in die folgende Bereiche:</text:p>
      <text:list xml:id="list1756233813" text:style-name="L1">
        <text:list-item>
          <text:p text:style-name="P3">Viewport Komponente: der umfassende „Container“ der Oberfläche (Editor.view.ViewPort)</text:p>
        </text:list-item>
        <text:list-item>
          <text:p text:style-name="P3">„segments“ Sub Package: Alle Komponenten rund um das Segment Grid und den Editor</text:p>
        </text:list-item>
        <text:list-item>
          <text:p text:style-name="P3">„fileorder“ Sub Package: Komponenten rund um den Dateibaum</text:p>
        </text:list-item>
        <text:list-item>
          <text:p text:style-name="P3">„preferences“ Sub Package: Komponenten rund um die Einstellungen</text:p>
        </text:list-item>
        <text:list-item>
          <text:p text:style-name="P3">„changealike“ Sub Package: Komponenten rund um den Wiederholungseditor</text:p>
        </text:list-item>
      </text:list>
      <text:p text:style-name="Text_20_body">Bei den Controllern wurde aktuell auf Subpackages verzichtet, da die Menge aktuell überschaubar ist. Jeder Controller beinhaltet thematisch zusammengehörende Anwendungslogik, über Eventhandler bindet sich jeder Controller selbstständig an die zugehörigen View bzw. Datenkomponenten. </text:p>
      <text:p text:style-name="Text_20_body">Die Models und damit auch die Stores lehnen sich an die im PHP definierten und per REST <text:soft-page-break/>veröffentlichten Models an. </text:p>
      <text:h text:style-name="Heading_20_2" text:outline-level="2">Architektur des HTML Editors / Editor Plugins</text:h>
      <text:p text:style-name="Text_20_body">Ext stellt für das Editieren in einem Grid mehrere Komponenten bereit, diese werden für eigene Belange überschrieben:</text:p>
      <text:list xml:id="list454373029" text:style-name="L2">
        <text:list-item>
          <text:p text:style-name="P4">Das Grid selbst: „ Ext.grid.Panel“, wird erweitert durch „Editor.view.segments.Grid“</text:p>
        </text:list-item>
        <text:list-item>
          <text:p text:style-name="P4">Die generelle Editierbarkeit wird durch das Grid Plugin „Ext.grid.plugin.RowEditing“ ermöglicht, diese Klasse wird durch „Editor.view.segments.RowEditing“ erweitert. Die Wahl des Plugins entscheidet über die Form des Editors: z.B. gibt es auch das Ext Plugin CellEditing.</text:p>
        </text:list-item>
        <text:list-item>
          <text:p text:style-name="P4">Für die Darstellung verwendet das Plugin intern eine Komponente „Ext.grid.RowEditor“, diese wird durch „Editor.view.segments.RowEditor“ überschrieben und angepasst.</text:p>
        </text:list-item>
        <text:list-item>
          <text:p text:style-name="P4">Das konkrete Eingabefeld jeder Grid Spalte wird in der Spalte selbst definiert. Im Projekt kommt der „Editor.view.segments.HtmlEditor“ zum Einsatz. Dieser erweitert den Ext „Ext.form.field.HtmlEditor“.</text:p>
        </text:list-item>
      </text:list>
      <text:h text:style-name="Heading_20_2" text:outline-level="2">Architektur des Grid Scrollers</text:h>
      <text:p text:style-name="Text_20_body">Für das Scrolling im Grid spielen mehrere Elemente zusammen:</text:p>
      <text:list xml:id="list1403647521" text:style-name="L3">
        <text:list-item>
          <text:p text:style-name="P5">Editor.view.segments.Scroller (erweitert Ext.grid.PagingScroller) <text:line-break/>Diese Komponente stellt lediglich die Scrollbar dar, die Höhe des Elements und damit die Möglichkeit des Scrollens errechnet sich aus der Anzahl der Elemente und einem festen Faktor. Im Orginal wird die Zeilenhöhe des Grids verwendet, was aber aufgrund der dynamischen Höhe hier nicht funktioniert, daher der fixe Wert.</text:p>
        </text:list-item>
        <text:list-item>
          <text:p text:style-name="P5">Das Grid „Editor.view.segments.Grid“ setzt sich intern aus einem tabellarischen View Bereich zusammen. Die Tabelle beinhaltet die Untermenge an Elementen, die garantiert im Store vorhanden sind (guaranteedRange). Die Länge des Intervalls ist fix konfiguriert auf 100 Elemente. Da nur ein Ausschnitt der vorhandenen Tabellenzeilen angezeigt werden kann, wird diese ViewTable innerhalb des Grid Bereichs verschoben. Bei einem Wechsel des garantierten vorhandenen Ranges wird die Tabelle neu erstellt und neu positioniert. </text:p>
        </text:list-item>
        <text:list-item>
          <text:p text:style-name="P5">Diese beiden Elemente müssen entsprechend zusammenspielen, bewegt man den Scroller, muss sich die View dazu synchronisieren. Dazu dienen die Methoden: </text:p>
          <text:list>
            <text:list-item>
              <text:p text:style-name="P5">„Editor.view.segments.Scroller.onElScroll“: als Handler wenn der Scroller bewegt wird</text:p>
            </text:list-item>
            <text:list-item>
              <text:p text:style-name="P5">„Editor.view.segments.Scroller.syncTo“: synchronisiert die View zum Scroller</text:p>
            </text:list-item>
          </text:list>
        </text:list-item>
        <text:list-item>
          <text:p text:style-name="P5">Bewegt man sich in der View muss der Scroller hierzu synchronisiert werden.</text:p>
          <text:list>
            <text:list-item>
              <text:p text:style-name="P5">Durch das Bewegen des Cursors im Grid, oder beim Anklicken eines Segments, oder beim Anklicken einer Datei wird die Scrollbar an die zum Segment gehörende Position bewegt. Durch das Bewegen des Scrollers wiederum werden die oben genannten Mechanismen angetriggert.</text:p>
            </text:list-item>
          </text:list>
        </text:list-item>
      </text:list>
      <text:h text:style-name="Heading_20_2" text:outline-level="2">ExtDesigner</text:h>
      <text:p text:style-name="Text_20_body">Die Oberfläche wurde initial mit dem ExtDesigner erstellt. Die zugehörige Projekt Datei ist: <text:s/>„application/modules/editor/ExtDesigns/Editor.xds“. Ein Export der Projektdatei ist ohne manuelle Anpassungen momentan nicht möglich, siehe dazu <text:bookmark-ref text:reference-format="chapter" text:ref-name="__RefHeading__279_418143135">9</text:bookmark-ref> <text:bookmark-ref text:reference-format="text" text:ref-name="__RefHeading__279_418143135">Lokalisierung</text:bookmark-ref> (letzter Absatz: Einbindung von Strings). </text:p>
      <text:p text:style-name="Text_20_body"><text:soft-page-break/>Zur generierten Architektur vom ExtDesigner siehe <text:bookmark-ref text:reference-format="chapter" text:ref-name="__RefHeading__277_418143135">7</text:bookmark-ref> <text:bookmark-ref text:reference-format="text" text:ref-name="__RefHeading__277_418143135">„ui“ Subpackage des ExtDesigners</text:bookmark-ref>.</text:p>
      <text:h text:style-name="Heading_20_2" text:outline-level="2"><text:bookmark text:name="__RefHeading__277_418143135"/>„ui“ Subpackage des ExtDesigners<text:bookmark-end text:name="__RefHeading__277_418143135"/></text:h>
      <text:p text:style-name="Text_20_body">Alle View Komponenten welche initial mit Hilfe des ExtDesigners definiert wurden, leiten nochmals von gleichnamigen Klassen innerhalb des SubPackages von „ui“ ab. Dabei werden die Klassen unterhalb des Subpackages „ui“ automatisch vom ExtDesigner aus der zum Projekt zugehörige XDS Datei (application/modules/editor/ExtDesigns/Editor.xds) generiert. </text:p>
      <text:p text:style-name="Text_20_body">Das heißt manuelle Änderungen an den „ui“ Datei werden bei einem erneuten Export der XDS Datei überschrieben. Dementsprechend finden sich unterhalb „ui“ nur Layout spezifische Einstellungen welche mit dem ExtDesigner erstellt / verändert werden können. Jegliche zur View Komponente gehörende Anwendungslogik (renderer Methoden, event handler etc. pp) sind daher in der Klasse außerhalb des „ui“ Packages zu implementieren. </text:p>
      <text:h text:style-name="Heading_20_2" text:outline-level="2">Spaltendefinitionen</text:h>
      <text:p text:style-name="Text_20_body">Jede Spalten des Segment Grids ist als eigenständige Komponente unterhalb von „Editor.view.segments.column“ definiert. Eine Besonderheit ist die Klasse „BaseMixin“. Diese wird als Mixin jeder Spalte hinzugefügt, es handelt sich somit um keine eigenständige Spaltendefinition.</text:p>
      <text:p text:style-name="Text_20_body">Die Spalten werden in Editor.view.ui.segments.column.Grid dem Grid hinzugefügt. Ebenfalls dort wird die itemId jeder Spalte definiert.</text:p>
      <text:h text:style-name="Heading_20_2" text:outline-level="2"><text:bookmark text:name="__RefHeading__279_418143135"/>Lokalisierung<text:bookmark-end text:name="__RefHeading__279_418143135"/></text:h>
      <text:p text:style-name="Text_20_body">Die Lokalisierung der Javascript Oberfläche findet zweigeteilt statt:</text:p>
      <text:list xml:id="list1487421556" text:style-name="L4">
        <text:list-item>
          <text:p text:style-name="P6">Für das Ext Framework wird die jeweilige Ext Sprachdatei „locale/ext-lang-XX.js“ eingebunden.</text:p>
        </text:list-item>
        <text:list-item>
          <text:p text:style-name="P6">Für den Editor wird die JS Datei „/editor/js/app-localized.js“ eingebunden. <text:line-break/>Diese Datei wird aus der folgenden phtml Datei gerendert:„application/modules/editor/views/scripts/index/localizedjsstrings.phtml“<text:line-break/>In der „localizedjsstrings.phtml“ werden die Strings per PHP und Zend Translate gesetzt.</text:p>
        </text:list-item>
      </text:list>
      <text:p text:style-name="Text_20_body">Dabei ist zu beachten, dass die Sprachanpassungen des Editors in der „localizedjsstrings.phtml“ als Controller Klasse definiert sind, und so auch in die Anwendung eingebunden werden. </text:p>
      <text:p text:style-name="Text_20_body">Da der Controller dynamisch mit PHP erzeugt wird, passen hier Dateiname und Klassenname entgegen der ExtJS Konvention nicht zusammen: das heißt zum Controller „Editor.controller.Localizer“ findet sich keine passende JS Datei. Der Code hierzu befindet sich in der bereits erwähnten „localizedjsstrings.phtml“ Datei.</text:p>
      <text:p text:style-name="Text_20_body">Bei der Neuaufnahme von Strings in den „Editor.controller.Localizer“ ist zu beachten, dass die betroffenen Komponenten im „requires“ Array aufgeführt sind. So werden die Abhängigkeiten automatisch gewahrt und es kommt zu keinen „undefined“ Fehlern.</text:p>
      <text:p text:style-name="Text_20_body">Bei der Erstellung von Komponenten ist zu beachten, dass die zu übersetzenden Strings als Klassenvariablen definiert sind, da sie sonst nicht überschrieben werden können. Dieses Problem besteht beispielsweise bei den mit dem Ext Designer erstellten Komponenten. In der Zukunft soll der ExtDesigner damit umgehen können, aktuell wurden die zu übersetzenden Strings von Hand in den „ui“ Klassen entsprechend angelegt. Dies muss beim Export aus der XDS Datei beachtet werden. Siehe dazu:</text:p>
      <text:list xml:id="list1348988717" text:style-name="L5">
        <text:list-item>
          <text:p text:style-name="P7"><text:a xlink:type="simple" xlink:href="http://www.sencha.com/forum/archive/index.php/t-97366.html">http://www.sencha.com/forum/archive/index.php/t-97366.html</text:a></text:p>
        </text:list-item>
        <text:list-item>
          <text:p text:style-name="P7"><text:a xlink:type="simple" xlink:href="http://www.sencha.com/forum/showthread.php?114644-xds-and-multilanguage-app">http://www.sencha.com/forum/showthread.php?114644-xds-and-multilanguage-app</text:a></text:p>
        </text:list-item>
      </text:list>
      <text:p text:style-name="Text_20_body"><text:soft-pag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Unicode MS1" svg:font-family="'Arial Unicode M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homas Lauria</meta:initial-creator>
    <meta:creation-date>2012-02-08T15:03:20</meta:creation-date>
    <dc:date>2012-02-15T11:21:18</dc:date>
    <dc:creator>Thomas Lauria</dc:creator>
    <meta:editing-duration>PT02H26M19S</meta:editing-duration>
    <meta:editing-cycles>27</meta:editing-cycles>
    <meta:generator>OpenOffice.org/3.2$Linux OpenOffice.org_project/320m18$Build-9502</meta:generator>
    <meta:document-statistic meta:table-count="0" meta:image-count="0" meta:object-count="0" meta:page-count="4" meta:paragraph-count="64" meta:word-count="1086" meta:character-count="8190"/>
  </office:meta>
</office:document-meta>
</file>